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3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4" style:family="paragraph" style:parent-style-name="Standard">
      <style:text-properties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2"/>
            <text:p text:style-name="P1">Magnetic Rotary Encoder v1.0 Kit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  <table:table-cell table:style-name="Table1.B1" office:value-type="string">
            <text:p text:style-name="P3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Magnetic Rotary Encoder v1.0 Kit”</text:p>
            <text:p text:style-name="P1">make.rrrf.org/mre-1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10-06T21:12:01</dc:date>
    <meta:printed-by>Zachary Smith</meta:printed-by>
    <meta:print-date>2008-10-06T21:11:49</meta:print-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330" meta:character-count="2428"/>
  </office:meta>
</office:document-meta>
</file>